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25-11-2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25-04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24-11-0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24-04-0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23-11-2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23-04-0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22-11-2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22-09-0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22-03-08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21-08-0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21-03-1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20-08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9-08-02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9-04-01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8-07-27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7-10-23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7-04-12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6-09-1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6-07-2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6-04-0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5-11-0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5-07-14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4-02-25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3-08-0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3-03-13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2-10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2-06-0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2-03-14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1-12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1-11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1-08-1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1-04-08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10-07-0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9-10-09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9-07-1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8-08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8-05-2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8-01-1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7-08-03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7-04-2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6-11-1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6-08-10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6-02-11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5-10-0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5-07-1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5-03-1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4-11-24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4-07-1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4-03-0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3-11-1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3-09-1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2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2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2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1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1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0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0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2000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9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8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8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8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4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4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4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2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2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2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1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1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0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0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9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9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9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8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8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8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7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6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6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5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5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4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4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3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3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2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1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1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0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80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9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8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8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7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7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6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6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6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6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5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5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5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5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4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4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4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3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3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2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2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1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1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1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1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0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0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70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9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9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8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8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8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7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7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6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6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6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5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5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4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4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3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3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3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3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2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1222</text:p>
          </table:table-cell>
          <table:table-cell office:value-type="string" calcext:value-type="string">
            <text:p>18S 46E 19CCA</text:p>
          </table:table-cell>
          <table:table-cell office:value-type="string" calcext:value-type="string">
            <text:p>1962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0" meta:object-count="0"/>
    <meta:user-defined meta:name="AppVersion">3.0</meta:user-defined>
  </office:meta>
</office:document-meta>
</file>